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0">
      <style:table-cell-properties fo:wrap-option="wrap" fo:border="0.071cm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" style:family="table-cell" style:parent-style-name="Default" style:data-style-name="N2">
      <style:table-cell-properties fo:border-bottom="0.071cm solid #000000" fo:wrap-option="wrap" fo:border-left="0.071cm solid #000000" fo:border-right="none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" style:family="table-cell" style:parent-style-name="Default" style:data-style-name="N0">
      <style:table-cell-properties fo:border-bottom="0.071cm solid #000000" fo:wrap-option="wrap" fo:border-left="0.071cm solid #000000" fo:border-right="none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" style:family="table-cell" style:parent-style-name="Default" style:data-style-name="N0">
      <style:table-cell-properties fo:border-bottom="0.071cm solid #000000" fo:wrap-option="wrap" fo:border-left="0.071cm solid #000000" fo:border-right="0.071cm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office:value-type="string">
            <text:p>Ri</text:p>
          </table:table-cell>
          <table:table-cell office:value-type="float" office:value="794.1">
            <text:p>794,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Ul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Ik</text:p>
          </table:table-cell>
          <table:table-cell office:value-type="float" office:value="12.7">
            <text:p>12,7</text:p>
          </table:table-cell>
          <table:table-cell office:value-type="string">
            <text:p>mA</text:p>
          </table:table-cell>
          <table:table-cell/>
          <table:table-cell office:value-type="string">
            <text:p>Rges</text:p>
          </table:table-cell>
          <table:table-cell table:formula="of:=[.G7]+([.G8]*[.G9])/([.G8]+[.G9])" office:value-type="float" office:value="718.12030075188">
            <text:p>718,120300751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Uq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k</text:p>
          </table:table-cell>
          <table:table-cell table:formula="of:=([.G3]/[.K4])*1000" office:value-type="float" office:value="13.9252434300073">
            <text:p>13,92524343</text:p>
          </table:table-cell>
          <table:table-cell office:value-type="string">
            <text:p>mA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R1</text:p>
          </table:table-cell>
          <table:table-cell office:value-type="float" office:value="470">
            <text:p>47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R2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Ul</text:p>
          </table:table-cell>
          <table:table-cell table:formula="of:=[.K4]*[.K6]/1000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R3</text:p>
          </table:table-cell>
          <table:table-cell office:value-type="float" office:value="330">
            <text:p>330</text:p>
          </table:table-cell>
          <table:table-cell table:number-columns-repeated="1017"/>
        </table:table-row>
        <table:table-row table:style-name="ro1">
          <table:table-cell>
            <draw:frame table:end-cell-address="Tabelle1.G26" table:end-x="0.842cm" table:end-y="0.096cm" draw:z-index="0" draw:name="Diagramm 2" draw:style-name="gr1" svg:width="12.7cm" svg:height="7.752cm" svg:x="0.794cm" svg:y="0.357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8"/>
          <table:table-cell table:style-name="ce3" office:value-type="string" table:number-columns-spanned="2" table:number-rows-spanned="1">
            <text:p>a) Ra = 220Ω</text:p>
          </table:table-cell>
          <table:covered-table-cell/>
          <table:table-cell table:style-name="ce3" office:value-type="string" table:number-columns-spanned="2" table:number-rows-spanned="1">
            <text:p>b) Ra = 680Ω</text:p>
          </table:table-cell>
          <table:covered-table-cell/>
          <table:table-cell table:style-name="ce3" office:value-type="string" table:number-columns-spanned="2" table:number-rows-spanned="1">
            <text:p>c) Ra = 1,5kΩ</text:p>
          </table:table-cell>
          <table:covered-table-cell/>
          <table:table-cell table:number-columns-repeated="1010"/>
        </table:table-row>
        <table:table-row table:style-name="ro2">
          <table:table-cell table:number-columns-repeated="8"/>
          <table:table-cell table:style-name="ce4" office:value-type="string">
            <text:p>Ua/V </text:p>
          </table:table-cell>
          <table:table-cell table:style-name="ce5" office:value-type="string">
            <text:p>Ia/mA </text:p>
          </table:table-cell>
          <table:table-cell table:style-name="ce5" office:value-type="string">
            <text:p>Ua/V </text:p>
          </table:table-cell>
          <table:table-cell table:style-name="ce4" office:value-type="string">
            <text:p>Ia/mA </text:p>
          </table:table-cell>
          <table:table-cell table:style-name="ce5" office:value-type="string">
            <text:p>Ua/V </text:p>
          </table:table-cell>
          <table:table-cell table:style-name="ce6" office:value-type="string">
            <text:p>Ia/mA 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float" office:value="2.22">
            <text:p>2,22</text:p>
          </table:table-cell>
          <table:table-cell office:value-type="float" office:value="12.01">
            <text:p>12,01</text:p>
          </table:table-cell>
          <table:table-cell office:value-type="float" office:value="4.72">
            <text:p>4,72</text:p>
          </table:table-cell>
          <table:table-cell office:value-type="float" office:value="6.9">
            <text:p>6,90</text:p>
          </table:table-cell>
          <table:table-cell office:value-type="float" office:value="6.69">
            <text:p>6,69</text:p>
          </table:table-cell>
          <table:table-cell office:value-type="float" office:value="4.5">
            <text:p>4,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Pges</text:p>
          </table:table-cell>
          <table:table-cell table:formula="of:=[.G3]*[.G4]/1000" office:value-type="float" office:value="0.127">
            <text:p>0,13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Pa)</text:p>
          </table:table-cell>
          <table:table-cell table:formula="of:=[.I16]*[.J16]/1000" office:value-type="float" office:value="0.0266622">
            <text:p>0,03</text:p>
          </table:table-cell>
          <table:table-cell/>
          <table:table-cell office:value-type="string">
            <text:p>ηa)</text:p>
          </table:table-cell>
          <table:table-cell table:formula="of:=[.I19]/[.I18]*100" office:value-type="float" office:value="20.9938582677165">
            <text:p>20,99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>
            <text:p>Pb)</text:p>
          </table:table-cell>
          <table:table-cell table:formula="of:=[.K16]*[.L16]/1000" office:value-type="float" office:value="0.032568">
            <text:p>0,03</text:p>
          </table:table-cell>
          <table:table-cell/>
          <table:table-cell office:value-type="string">
            <text:p>ηb)</text:p>
          </table:table-cell>
          <table:table-cell table:formula="of:=[.I20]/[.I18]*100" office:value-type="float" office:value="25.644094488189">
            <text:p>25,64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>
            <text:p>Pc)</text:p>
          </table:table-cell>
          <table:table-cell table:formula="of:=[.M16]*[.N16]/1000" office:value-type="float" office:value="0.030105">
            <text:p>0,03</text:p>
          </table:table-cell>
          <table:table-cell/>
          <table:table-cell office:value-type="string">
            <text:p>ηc)</text:p>
          </table:table-cell>
          <table:table-cell table:formula="of:=[.I21]/[.I18]*100" office:value-type="float" office:value="23.7047244094488">
            <text:p>23,70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14.06.2015</text:date>, <text:time>14:46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IKS-INF</meta:initial-creator>
    <meta:creation-date>2015-05-18T07:16:15Z</meta:creation-date>
    <dc:date>2015-06-14T14:46:01.16</dc:date>
    <meta:editing-duration>PT6M58S</meta:editing-duration>
    <meta:editing-cycles>2</meta:editing-cycles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01cm" svg:height="7.753cm" xlink:href="." xlink:type="simple" chart:class="chart:scatter" chart:style-name="ch1">
        <chart:legend chart:legend-position="end" svg:x="9.582cm" svg:y="2.884cm" style:legend-expansion="high" chart:style-name="ch2"/>
        <chart:plot-area chart:style-name="ch3" chart:data-source-has-labels="both" svg:x="1.314cm" svg:y="0.755cm" svg:width="7.76cm" svg:height="5.813cm">
          <chartooo:coordinate-region svg:x="1.883cm" svg:y="0.941cm" svg:width="7.03cm" svg:height="5.007cm"/>
          <chart:axis chart:dimension="x" chart:name="primary-x" chart:style-name="ch4" chartooo:axis-type="auto">
            <chart:title svg:x="4.759cm" svg:y="6.724cm" chart:style-name="ch5">
              <text:p>I in A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4.149cm" chart:style-name="ch8">
              <text:p>U in V</text:p>
            </chart:title>
            <chart:grid chart:style-name="ch6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10" chart:values-cell-range-address="local-table.$E$2:.$E$4" chart:label-cell-address="local-table.$E$1" chart:class="chart:scatter">
            <chart:domain table:cell-range-address="local-table.$D$2:.$D$4"/>
            <chart:data-point chart:repeated="3"/>
          </chart:series>
          <chart:series chart:style-name="ch11" chart:values-cell-range-address="local-table.$G$2:.$G$4" chart:label-cell-address="local-table.$G$1" chart:class="chart:scatter">
            <chart:domain table:cell-range-address="local-table.$F$2:.$F$4"/>
            <chart:data-point chart:repeated="3"/>
          </chart:series>
          <chart:series chart:style-name="ch12" chart:values-cell-range-address="local-table.$I$2:.$I$4" chart:label-cell-address="local-table.$I$1" chart:class="chart:scatter">
            <chart:domain table:cell-range-address="local-table.$H$2:.$H$4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I Kennlinie</text:p>
              </table:table-cell>
              <table:table-cell office:value-type="string">
                <text:p/>
              </table:table-cell>
              <table:table-cell office:value-type="string">
                <text:p>a)</text:p>
              </table:table-cell>
              <table:table-cell office:value-type="string">
                <text:p/>
              </table:table-cell>
              <table:table-cell office:value-type="string">
                <text:p>b)</text:p>
              </table:table-cell>
              <table:table-cell office:value-type="string">
                <text:p/>
              </table:table-cell>
              <table:table-cell office:value-type="string">
                <text:p>c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01">
                <text:p>12.01</text:p>
              </table:table-cell>
              <table:table-cell office:value-type="float" office:value="2.22">
                <text:p>2.22</text:p>
              </table:table-cell>
              <table:table-cell office:value-type="float" office:value="6.9">
                <text:p>6.9</text:p>
              </table:table-cell>
              <table:table-cell office:value-type="float" office:value="4.72">
                <text:p>4.72</text:p>
              </table:table-cell>
              <table:table-cell office:value-type="float" office:value="4.5">
                <text:p>4.5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